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6.6924in" table:align="margins"/>
    </style:style>
    <style:style style:name="Tableau1.A" style:family="table-column">
      <style:table-column-properties style:column-width="6.6924in" style:rel-column-width="65535*"/>
    </style:style>
    <style:style style:name="Tableau1.A1" style:family="table-cell">
      <style:table-cell-properties fo:padding="0.0382in" fo:border="0.0007in solid #000000"/>
    </style:style>
    <style:style style:name="Tableau2" style:family="table">
      <style:table-properties style:width="6.6924in" table:align="margins"/>
    </style:style>
    <style:style style:name="Tableau2.A" style:family="table-column">
      <style:table-column-properties style:column-width="6.6924in" style:rel-column-width="65535*"/>
    </style:style>
    <style:style style:name="Tableau2.A1" style:family="table-cell">
      <style:table-cell-properties fo:padding="0.0382in" fo:border="0.0007in solid #000000"/>
    </style:style>
    <style:style style:name="Tableau3" style:family="table">
      <style:table-properties style:width="6.6924in" table:align="margins"/>
    </style:style>
    <style:style style:name="Tableau3.A" style:family="table-column">
      <style:table-column-properties style:column-width="6.6924in" style:rel-column-width="65535*"/>
    </style:style>
    <style:style style:name="Tableau3.A1" style:family="table-cell">
      <style:table-cell-properties fo:padding="0.0382in" fo:border="0.0007in solid #000000"/>
    </style:style>
    <style:style style:name="Tableau4" style:family="table">
      <style:table-properties style:width="6.6924in" table:align="margins"/>
    </style:style>
    <style:style style:name="Tableau4.A" style:family="table-column">
      <style:table-column-properties style:column-width="6.6924in" style:rel-column-width="65535*"/>
    </style:style>
    <style:style style:name="Tableau4.A1" style:family="table-cell">
      <style:table-cell-properties fo:padding="0.0382in" fo:border="0.0007in solid #000000"/>
    </style:style>
    <style:style style:name="Tableau5" style:family="table">
      <style:table-properties style:width="6.6924in" table:align="margins"/>
    </style:style>
    <style:style style:name="Tableau5.A" style:family="table-column">
      <style:table-column-properties style:column-width="6.6924in" style:rel-column-width="65535*"/>
    </style:style>
    <style:style style:name="Tableau5.A1" style:family="table-cell">
      <style:table-cell-properties fo:padding="0.0382in" fo:border="0.0007in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style:font-name="Times New Roman" fo:font-size="12pt" style:font-size-asian="12pt" style:font-size-complex="12pt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font-size="10pt" style:font-size-asian="10pt" style:font-size-complex="10pt"/>
    </style:style>
    <style:style style:name="P7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color="#000000" fo:font-size="12pt" style:font-size-asian="12pt" style:font-size-complex="12pt"/>
    </style:style>
    <style:style style:name="P10" style:family="paragraph" style:parent-style-name="Heading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13" style:family="paragraph" style:parent-style-name="Text_20_body" style:list-style-name="L1">
      <style:paragraph-properties fo:text-align="justify" style:justify-single-word="false"/>
    </style:style>
    <style:style style:name="P14" style:family="paragraph" style:parent-style-name="Text_20_body">
      <style:paragraph-properties fo:text-align="justify" style:justify-single-word="false"/>
      <style:text-properties fo:font-variant="normal" fo:text-transform="none" fo:color="#000000" fo:letter-spacing="normal" fo:font-style="normal" fo:font-weight="normal"/>
    </style:style>
    <style:style style:name="P15" style:family="paragraph" style:parent-style-name="Text_20_body">
      <style:paragraph-properties fo:text-align="justify" style:justify-single-word="false"/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P16" style:family="paragraph" style:parent-style-name="Text_20_body">
      <style:text-properties fo:font-variant="normal" fo:text-transform="none" fo:letter-spacing="normal" fo:font-style="normal" fo:font-weight="normal"/>
    </style:style>
    <style:style style:name="P17" style:family="paragraph" style:parent-style-name="Text_20_body">
      <style:paragraph-properties fo:text-align="center" style:justify-single-word="false"/>
      <style:text-properties fo:font-variant="normal" fo:text-transform="none" fo:font-size="10pt" fo:letter-spacing="normal" fo:font-style="normal" fo:font-weight="normal" style:font-size-asian="10pt" style:font-size-complex="10pt"/>
    </style:style>
    <style:style style:name="P18" style:family="paragraph" style:parent-style-name="Heading_20_1">
      <style:paragraph-properties fo:text-align="justify" style:justify-single-word="false"/>
    </style:style>
    <style:style style:name="P19" style:family="paragraph" style:parent-style-name="Heading_20_2">
      <style:text-properties fo:font-variant="normal" fo:text-transform="none" fo:letter-spacing="normal" fo:font-style="normal" fo:font-weight="normal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333333" fo:letter-spacing="normal" fo:font-style="normal" fo:font-weight="normal"/>
    </style:style>
    <style:style style:name="T4" style:family="text">
      <style:text-properties fo:font-variant="normal" fo:text-transform="none" fo:color="#333333" style:font-name="Times New Roman" fo:letter-spacing="normal" fo:font-style="normal" fo:font-weight="normal"/>
    </style:style>
    <style:style style:name="T5" style:family="text">
      <style:text-properties fo:font-variant="normal" fo:text-transform="none" fo:color="#333333" style:text-position="super 58%" style:font-name="Times New Roman" fo:letter-spacing="normal" fo:font-style="normal" fo:font-weight="normal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style:font-name="Times New Roman" fo:letter-spacing="normal" fo:font-style="normal" fo:font-weight="normal"/>
    </style:style>
    <style:style style:name="T8" style:family="text">
      <style:text-properties style:font-name="Times New Roman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lot Engine</text:p>
      <text:p text:style-name="P8"/>
      <text:p text:style-name="P8">Author : Pascal Marechal &lt;paskal.marechal@gmail.com&gt;</text:p>
      <text:h text:style-name="Heading_20_1" text:outline-level="1">1– Files :</text:h>
      <text:p text:style-name="P5">You will find in this project two folders. The src folder containing all the source code and the bin folder containing the binaries and config txt files.</text:p>
      <text:h text:style-name="Heading_20_1" text:outline-level="1">2 – How to compile ?</text:h>
      <text:p text:style-name="P5">First please be sure to have the latest version of gcc compiler on your Linux system. Then go to the src folder and type make.</text:p>
      <text:h text:style-name="P18" text:outline-level="1">3 – How to use the slot engine ?</text:h>
      <text:p text:style-name="P5">Go to the bin folder and type "./slotengine". It will display information on how to start the software. If you want to start the slotengine with 100 as money please type "./slotengine 100". If you want to display trace during execution type "./slotengine -t 100".</text:p>
      <text:h text:style-name="P18" text:outline-level="1">4 – How to configure the slot engine ?</text:h>
      <text:p text:style-name="P5">You have 4 text files to configure your engine:</text:p>
      <text:list xml:id="list3612106888224943748" text:style-name="L1">
        <text:list-item>
          <text:p text:style-name="P13">config.txt : global configuration of the engine.</text:p>
        </text:list-item>
        <text:list-item>
          <text:p text:style-name="P13">symbols.txt : contains symbol information.</text:p>
        </text:list-item>
        <text:list-item>
          <text:p text:style-name="P13">wheel.txt : information about each wheel.</text:p>
        </text:list-item>
        <text:list-item>
          <text:p text:style-name="P13">line_shapes.txt : contains information about the lines which will be checked for gain.</text:p>
        </text:list-item>
      </text:list>
      <text:p text:style-name="P5"/>
      <text:p text:style-name="P5"/>
      <text:p text:style-name="P5"/>
      <text:p text:style-name="P5"><text:span text:style-name="T1">config.txt :</text:span> By default the file will be like this 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3 <text:s text:c="2"/></text:p>
            <text:p text:style-name="Text_20_body">25</text:p>
            <text:p text:style-name="P5">5</text:p>
          </table:table-cell>
        </table:table-row>
      </table:table>
      <text:p text:style-name="P6">config.txt</text:p>
      <text:p text:style-name="P7">"3" represents the number of lines (if you want to have 5 lines, just change this value to 5)</text:p>
      <text:p text:style-name="P7">"25" represents the number of symbols per wheel (if you want 50 symbols, just change this value to 50)</text:p>
      <text:p text:style-name="P5">"5" represents the number of wheels (if you want to have 7 wheels, just change this value to 7)</text:p>
      <text:p text:style-name="P5"/>
      <text:p text:style-name="P5"/>
      <text:p text:style-name="P5"/>
      <text:p text:style-name="P5"><text:soft-page-break/><text:span text:style-name="T2">symbols.txt</text:span> : By default the file will be like this :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><text:span text:style-name="T6">0;0|0;0;4;20;80</text:span> </text:p>
            <text:p text:style-name="P4"><text:span text:style-name="T6">1;0|0;0;5;25;100</text:span> </text:p>
            <text:p text:style-name="P4"><text:span text:style-name="T6">2;0|0;0;8;40;150</text:span> </text:p>
            <text:p text:style-name="P4"><text:span text:style-name="T6">3;0|0;0;10;50;250 </text:span><text:s/></text:p>
            <text:p text:style-name="P4"><text:span text:style-name="T6">4;0|0;0;12;60;300 </text:span><text:s/></text:p>
            <text:p text:style-name="P4"><text:span text:style-name="T6">5;0|0;2;15;80;400 </text:span><text:s/></text:p>
            <text:p text:style-name="P4"><text:span text:style-name="T6">6;0|0;2;20;100;600 </text:span><text:s/></text:p>
            <text:p text:style-name="P4"><text:span text:style-name="T6">7;1|0;0;5;10;20</text:span> </text:p>
            <text:p text:style-name="P4"><text:span text:style-name="T6">8;2|0;0;2;10;50</text:span> </text:p>
            <text:p text:style-name="P4"><text:span text:style-name="T6">9;3</text:span> </text:p>
          </table:table-cell>
        </table:table-row>
      </table:table>
      <text:p text:style-name="P6">symbols.txt</text:p>
      <text:p text:style-name="P7">Each line represents a symbol. We will take this line to explain how it works :</text:p>
      <text:p text:style-name="P4"><text:span text:style-name="T6">6;0|0;2;20;100;600 </text:span><text:s/></text:p>
      <text:p text:style-name="P2"/>
      <text:p text:style-name="P7">"6" represents the id of the symbol (if you want to set 17 as an id just change this value to 17)</text:p>
      <text:p text:style-name="P7">"0" represents the type of the symbol (0 = Normal, 1 = Free Spins, 2 = Bonus and 3 = Wild)</text:p>
      <text:p text:style-name="P14">"0;2;20;100;600" are the gain multipliers. If you have 1 symbol on one line the multiplier is 0, if you have 2 symbols on one line the multiplier is 2 and so on. If you want to multiply your gain by 1000 if you have 3 symbols just modify your multipliers like that : "0;2;1000;100;600".</text:p>
      <text:p text:style-name="P14">Note : For the Wild Symbol there is no multiplier, it is not needed to set multiplier for this kind of symbol.</text:p>
      <text:p text:style-name="P14"/>
      <text:p text:style-name="P5"><text:span text:style-name="T2">wheels.txt</text:span> : By default the file will be like this :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4"><text:span text:style-name="T3">0,1,2,3,4,5,6,7,0,9,0,1,2,0,0,0,1,1,2,5,4,1,4,0,8</text:span> </text:p>
            <text:p text:style-name="P4"><text:span text:style-name="T3">4,1,2,3,0,5,6,7,8,1,0,0,2,1,0,1,0,9,2,5,4,1,4,0,0</text:span> </text:p>
            <text:p text:style-name="P4"><text:span text:style-name="T3">0,7,2,8,4,5,6,1,3,0,0,2,0,1,0,0,0,1,2,5,4,1,4,9,1</text:span> </text:p>
            <text:p text:style-name="P4"><text:span text:style-name="T3">0,9,2,3,4,5,6,7,8,1,0,0,2,5,0,0,1,1,2,1,4,1,4,0,0</text:span> </text:p>
            <text:p text:style-name="P4"><text:span text:style-name="T3">0,5,2,3,4,1,6,7,8,0,2,0,2,1,9,0,1,1,0,5,4,1,4,0,0</text:span> </text:p>
          </table:table-cell>
        </table:table-row>
      </table:table>
      <text:p text:style-name="P6">wheels.txt</text:p>
      <text:p text:style-name="P7">Each line represents a wheel. We will take this line to explain how it works :</text:p>
      <text:p text:style-name="P4"><text:span text:style-name="T3">4,1,2,3,0,5,6,7,8,1,0,0,2,1,0,1,0,9,2,5,4,1,4,0,0</text:span> </text:p>
      <text:p text:style-name="P2"/>
      <text:p text:style-name="P2">Each number tells us what symbol we find on the wheel.</text:p>
      <text:p text:style-name="P2"/>
      <text:p text:style-name="P7">For example "4" represents the first symbol on the wheel. This symbol is the symbol with the id number 4. If you want to have the symbol with the id 9 at the first position, change this value to 9.</text:p>
      <text:p text:style-name="P7">"1" represents the second symbol on the wheel. This symbol is the symbol with the id number 1. If you want to have the symbol with the id 7 at the second position, change this value to 7.</text:p>
      <text:p text:style-name="P7">And so on...</text:p>
      <text:p text:style-name="P15">Note : Make sure to have declared your symbol id in symbols.txt or the engine will not start.</text:p>
      <text:p text:style-name="P15">Note 2 : Make sure to have the exact same number of symbols per wheel as declared in the config.txt file.</text:p>
      <text:p text:style-name="P15">Note 3 : Make sure to have the exact same number of wheels as declared in the config.txt file.</text:p>
      <text:p text:style-name="P5"><text:soft-page-break/><text:span text:style-name="T2">line_shapes.txt</text:span> : By default the file will be like this :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4"><text:span text:style-name="T3">0,0;1,0;2,0;3,0;4,0;</text:span> </text:p>
            <text:p text:style-name="P4"><text:span text:style-name="T3">0,1;1,1;2,1;3,1;4,1;</text:span> </text:p>
            <text:p text:style-name="P4"><text:span text:style-name="T3">0,2;1,2;2,2;3,2;4,2;</text:span> </text:p>
          </table:table-cell>
        </table:table-row>
      </table:table>
      <text:p text:style-name="P6">line_shapes.txt</text:p>
      <text:p text:style-name="P7">Each line represents a line shape. We will take this line to explain how it works :</text:p>
      <text:p text:style-name="P4"><text:span text:style-name="T3">0,2;1,2;2,2;3,2;4,2;</text:span> </text:p>
      <text:p text:style-name="P2"/>
      <text:p text:style-name="P2">Each number tells us what symbol we find on the wheel.</text:p>
      <text:p text:style-name="P2"/>
      <text:p text:style-name="P2">"0;2" represents the first coordinate of the line. It means that the first cell to check for this line is at the position x = 0 and y = 2 (0,0 represents the top left corner; 0,maxY represents the bottom left corner; maxX,0 represents the top right corner; maxX,maxY represents the bottom right corner).</text:p>
      <text:p text:style-name="P12">"1,2" represents the second coordinate of the line, and so on...</text:p>
      <text:p text:style-name="P2"/>
      <text:p text:style-name="P3"><text:span text:style-name="T8">In this example, "</text:span><text:span text:style-name="T4">0,2;1,2;2,2;3,2;4,2" represent the 2</text:span><text:span text:style-name="T5">nd</text:span><text:span text:style-name="T4"> line of the slot machine. Y = 2 all the time and X goes from 0 to 4.</text:span></text:p>
      <text:p text:style-name="P2"/>
      <text:p text:style-name="P15">Note : Make sure to have the exact number of coordinates (one per wheel). If you do not have one coordinate per wheel engine will not start. If you have 5 wheels you should have 5 coordinates per line.</text:p>
      <text:p text:style-name="P15"/>
      <text:h text:style-name="P19" text:outline-level="2">5 – How to read the result ?</text:h>
      <text:p text:style-name="P16">If you do "./slotmachine 50" you can see a result like that :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9">1,8,16,22,16|9|0|0|450</text:p>
            <text:p text:style-name="P9">0,1 1,1 2,1 3,1 4,1 |5</text:p>
            <text:p text:style-name="P4"><text:span text:style-name="T6">0,2 1,2 2,2 3,2 4,2 |4</text:span> </text:p>
          </table:table-cell>
        </table:table-row>
      </table:table>
      <text:p text:style-name="P17">A random result</text:p>
      <text:p text:style-name="P15"/>
      <text:p text:style-name="P9"/>
      <text:p text:style-name="P9">The result that you will get is organized like this : </text:p>
      <text:p text:style-name="P9">&lt;first wheel position&gt;,&lt;second wheel position&gt;,....|&lt;global multiplier&gt;|&lt;bonus multiplier&gt;|&lt;free spins&gt;|&lt;total gain&gt;</text:p>
      <text:p text:style-name="P9">&lt;x,y of the first winning line&gt; &lt;x2,y2 of the first winning line&gt; ... |&lt;gain of this line&gt;</text:p>
      <text:p text:style-name="P9">&lt;x,y of the second winning line&gt; &lt;x2,y2 of the first winning line&gt; ... |&lt;gain of this line&gt;</text:p>
      <text:p text:style-name="P9"/>
      <text:p text:style-name="P9">In this example we have 5 wheels and the result "1,8,16,22,16" tells us that the first wheel is at the position 1, the second wheel at position 8, third wheel at position 16 and so on...</text:p>
      <text:p text:style-name="P9">"9" represents the total multiplier gain. It means that the player has won 9 times his initial bet.</text:p>
      <text:p text:style-name="P9">"0" represents the bonus multiplier.</text:p>
      <text:p text:style-name="P9">"0" represents the number of free spins awarded.</text:p>
      <text:p text:style-name="P9">"450" gain is the total amount of money that the play has won (here it is 9 * 50).</text:p>
      <text:p text:style-name="P9"><text:soft-page-break/>"0,1 1,1 2,1 3,1 4,1" represents the coordinates of the first winning line (same coordinates as in line_shapes.txt) and "5" is the multiplier gain for this line.</text:p>
      <text:p text:style-name="P9">"<text:span text:style-name="T7">0,2 1,2 2,2 3,2 4,2 " represents the coordinates of the second winning line (same coordinates as in line_shapes.txt) and "4" is the multiplier gain for this li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6M11S</meta:editing-duration>
    <meta:editing-cycles>58</meta:editing-cycles>
    <meta:generator>OpenOffice/4.0.0$Win32 OpenOffice.org_project/400m3$Build-9702</meta:generator>
    <dc:date>2013-10-08T20:58:19.31</dc:date>
    <dc:creator>Popol </dc:creator>
    <meta:document-statistic meta:table-count="5" meta:image-count="0" meta:object-count="0" meta:page-count="4" meta:paragraph-count="85" meta:word-count="994" meta:character-count="5706"/>
    <meta:user-defined meta:name="Info 1"/>
    <meta:user-defined meta:name="Info 2"/>
    <meta:user-defined meta:name="Info 3"/>
    <meta:user-defined meta:name="Info 4"/>
  </office:meta>
</office:document-meta>
</file>